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3a027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13a027"/>
    </style:style>
    <style:style style:name="P3" style:family="paragraph" style:parent-style-name="Standard">
      <style:paragraph-properties fo:text-align="center" style:justify-single-word="false" style:writing-mode="rl-tb"/>
      <style:text-properties style:font-name="AALMAGHRIBI" fo:font-size="26pt" fo:language="en" fo:country="US" officeooo:paragraph-rsid="0013a027" style:font-name-asian="Times New Roman" style:font-size-asian="26pt" style:font-name-complex="AALMAGHRIBI1" style:font-size-complex="26pt"/>
    </style:style>
    <style:style style:name="P4" style:family="paragraph" style:parent-style-name="Standard">
      <style:paragraph-properties fo:margin-top="0in" fo:margin-bottom="0in" style:contextual-spacing="false" fo:text-align="center" style:justify-single-word="false" fo:break-before="page" style:writing-mode="rl-tb"/>
      <style:text-properties officeooo:paragraph-rsid="0013a027"/>
    </style:style>
    <style:style style:name="T1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2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4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فُصِّلَتْ]</text:h>
      <text:p text:style-name="P2" loext:marker-style-name="T1"><text:span text:style-name="T2">بِسْمِ </text:span><text:span text:style-name="T3">۱</text:span><text:span text:style-name="T2">للَّهِ </text:span><text:span text:style-name="T3">۱</text:span><text:span text:style-name="T2">لرَّحْمَـٰنِ </text:span><text:span text:style-name="T3">۱</text:span><text:span text:style-name="T2">لرَّحِيمِ </text:span><text:span text:style-name="T1">حۭمِٓؐ تَنزۣيلٌ مِّنَ </text:span><text:span text:style-name="T4">۰</text:span><text:span text:style-name="T1">لرَّحْمَـٰنِ </text:span><text:span text:style-name="T4">۱</text:span><text:span text:style-name="T1">لرَّحِيمِ </text:span><text:span text:style-name="T2">(1)</text:span><text:span text:style-name="T1"> كِتَـٰبٌ فُصِّلَتَ —ايَـٰتُهُ„ قُرْءَاناٗ عَرَبِيّاً لِّقَوْمٍ يَعْلَمُونَ </text:span><text:span text:style-name="T2">(2)</text:span><text:span text:style-name="T1"> بَشِيراً وَنَذِيراًؐ فَأَعْرَضضضَ أَكْثَرُهُمْ فَهُمْ لاَ يَسْمَعُونَؐ </text:span><text:span text:style-name="T2">(3)</text:span><text:span text:style-name="T1"> وَقَالُواْ قُلُوبُنَا فِىٓ أَكِنَّةٍ مِّمَّا تَدْعُونَآ إِلَيْهِ وَفِىٓ ءَاذَانِنَا وَقْرٌ وَمِـنۢ بَــيْنِنَا وَبَيْنِــكَ حِجَابٌ فَاعْمَلِ اِنَّنَا عَـٰمِلُونَؐ </text:span><text:span text:style-name="T2">(4)</text:span><text:span text:style-name="T1"> قُلِ اِنَّمَآ أَنَا بَشَرٌ مِّثْلُكُمْ يُوحۭيٰٓ إِلَيَّ أَنَّمَآ إِچَهُكُمُ; إِچَهٌ وَ؛حِدٌ</text:span></text:p>
      <text:p text:style-name="P3" loext:marker-style-name="T1"/>
      <text:p text:style-name="P4" loext:marker-style-name="T1"><text:span text:style-name="T1">491</text:span></text:p>
      <text:p text:style-name="P2" loext:marker-style-name="T1"><text:span text:style-name="T1">فَاسْتَقِيمُوٓاْ إِلَيْهِ وَاسْتَغْفِرُوهُؐ وَوَيْلٌ لِّلْمُشْرۣكِينَ </text:span><text:span text:style-name="T2">(5)</text:span><text:span text:style-name="T1"> </text:span><text:span text:style-name="T4">۰</text:span><text:span text:style-name="T1">لذِيــنَ لاَ يُوتُونَ </text:span><text:span text:style-name="T4">۰</text:span><text:span text:style-name="T1">لزَّكَوٰةَ وَهُم بِالاَخِرَةِ هُمْ كَـٰفِرُونَؐ </text:span><text:span text:style-name="T2">(6)</text:span><text:span text:style-name="T1"> إِنَّ </text:span><text:span text:style-name="T4">۰</text:span><text:span text:style-name="T1">لذِيــنَ ءَامَنُواْ وَعَمِلُواْ </text:span><text:span text:style-name="T4">۴</text:span><text:span text:style-name="T1">ڤصَّـٰڤِحَـٰتِ لَهُمُ; أَجْر٘ غَيْرُ مَمْنُونٍؐ </text:span><text:span text:style-name="T2">(7)</text:span><text:span text:style-name="T1"> ¥ قُلَ اَئنَّكُمْ لَتَكْفُرُونَ بِاﻟ﮲ خَلَــقَ </text:span><text:span text:style-name="T4">۰</text:span><text:span text:style-name="T1">لاَرْضَ فِى يَوْمَيْنِ وَتَجْعَلُونَ لَهُ; أَندَاداًؐ ذَ؛لِــكَ رَبُّ </text:span><text:span text:style-name="T4">۴</text:span><text:span text:style-name="T1">لْعَـٰلَمِينَؐ </text:span><text:span text:style-name="T2">(8)</text:span><text:span text:style-name="T1"> وَجَعَلَ فِيهَا رَوَ؛سِيَ مِن فَوْقِهَا وَبَـٰرَكككَ فِيهَا وَقَدَّرَ فِيهَآ أَقْوَ؛تَهَا فِىٓ أَرْبَعَةِ أَيَّامٍ سَوَآءً لِّلسَّآئِـلِينَؐ </text:span><text:span text:style-name="T2">(9)</text:span><text:span text:style-name="T1"> ثُمَّ "سْتَوۭيٰٓ إِلَــي </text:span><text:span text:style-name="T4">۰</text:span><text:span text:style-name="T1">لسَّمَآءِ وَهِــيَ دُخَانٌ فَقَالَ لَهَا وَلِلاَرْضِ 'يتِيَا طَوْعاٗ اَوْ كَرْهاًؐ قَالَتَآ أَتَيْنَا طَآئِعِينَؐ </text:span><text:span text:style-name="T2">(10)</text:span><text:span text:style-name="T1"> فَقَضۭيٰهُــنَّ سَبْعَ سَمَـٰوَاتٍ فِى يَوْمَيْنِ وَأَوْحۭيٰ فِى كُــلّۣ سَمَآءٖ اَمْرَهَاؐ وَزَيَّنَّا </text:span><text:span text:style-name="T4">۰</text:span><text:span text:style-name="T1">لسَّمَآءَ </text:span><text:span text:style-name="T4">۰</text:span><text:span text:style-name="T1">لدُّنْيۭا بِمَصَـٰبِيحَؐ وَحِفْظاًؐ ذَ؛لِــكَ تَقْدِيرُ </text:span><text:span text:style-name="T4">۴</text:span><text:span text:style-name="T1">لْعَزۣيزۣ </text:span><text:span text:style-name="T4">۱</text:span><text:span text:style-name="T1">لْعَلِيمِؐ </text:span><text:span text:style-name="T2">(11)</text:span><text:span text:style-name="T1"> فَإِنَ اَعْرَضُواْ فَقُــلَ اَنذَرْتُكُمْ صَـٰعِقَةً مِّثْــلَ صَـٰعِقَةِ عَادٍ وَثَمُودَ </text:span><text:span text:style-name="T2">(12)</text:span><text:span text:style-name="T1"> إِذْ جَآءَتْهُمُ </text:span><text:span text:style-name="T4">۴</text:span><text:span text:style-name="T1">لرُّسُلُ مِنۢ بَيْنِ أَيْدِيهِمْ وَمِــنْ خَلْفِهِمُ; أَلاَّ تَعْبُدُوٓاْ إِلاَّ </text:span><text:span text:style-name="T4">۰</text:span><text:span text:style-name="T1">للَّهَؐ قَالُواْ لَوْ شَآءَ رَبُّنَا لَأَنزَلَ مَلَئِكَةً فَإِنَّا بِمَآ ٱُرْسِلْتُم بِهِ” كَـٰفِرُونَؐ </text:span><text:span text:style-name="T2">(13)</text:span><text:span text:style-name="T1"> فَأَمَّا عَادٌ فَاسْتَكْبَرُواْ</text:span></text:p>
      <text:p text:style-name="P3" loext:marker-style-name="T1"/>
      <text:p text:style-name="P4" loext:marker-style-name="T1"><text:span text:style-name="T1">492</text:span></text:p>
      <text:p text:style-name="P2" loext:marker-style-name="T1"><text:span text:style-name="T1">فِى </text:span><text:span text:style-name="T4">۱</text:span><text:span text:style-name="T1">لاَرْضِ بِغَيْرۣ </text:span><text:span text:style-name="T4">۱</text:span><text:span text:style-name="T1">لْحَقِّ وَقَالُواْ مَــنَ اَشَدُّ مِنَّا قُوَّةٗؐ اَوَلَمْ يَرَوَاْ اَنَّ </text:span><text:span text:style-name="T4">۰</text:span><text:span text:style-name="T1">للَّهَ </text:span><text:span text:style-name="T4">۰ﻟ﮲</text:span><text:span text:style-name="T1"> خَلَقَهُمْ هُوَ أَشَدُّ مِنْهُمْ قُوَّةًؐ وَكَانُواْ بِـَٔايَـٰتِنَا يَجْحَدُونَؐ </text:span><text:span text:style-name="T2">(14)</text:span><text:span text:style-name="T1"> فَأَرْسَلْنَا عَلَيْهِمْ رۣيحاً صَرْصَراً فِىٓ أَيَّامٍ نَّحْسَاتٍ لِّنُذِيقَهُمْ عَذَابَ </text:span><text:span text:style-name="T4">۰</text:span><text:span text:style-name="T1">لْخِزْيِ فِى </text:span><text:span text:style-name="T4">۱</text:span><text:span text:style-name="T1">لْحَيَوٰةِ </text:span><text:span text:style-name="T4">۱</text:span><text:span text:style-name="T1">لدُّنْيۭاؐ وَلَعَذَابُ </text:span><text:span text:style-name="T4">۴</text:span><text:span text:style-name="T1">لاَخِرَةِ أَخْزۭيٰ وَهُمْ لاَ يُنصَرُونَؐ </text:span><text:span text:style-name="T2">(15)</text:span><text:span text:style-name="T1"> ® وَأَمَّا ثَمُودُ فَهَدَيْنَـٰهُمْ فَاسْتَحَبُّواْ </text:span><text:span text:style-name="T4">۴</text:span><text:span text:style-name="T1">لْعَمۭــيٰ عَلَــي </text:span><text:span text:style-name="T4">۰</text:span><text:span text:style-name="T1">لْهُدۭيٰ فَأَخَذَتْهُمْ صَـٰعِقَةُ </text:span><text:span text:style-name="T4">۴</text:span><text:span text:style-name="T1">لْعَذَابِ </text:span><text:span text:style-name="T4">۱</text:span><text:span text:style-name="T1">لْهُونِ بِمَا كَانُواْ يَكْسِبُونَؐ </text:span><text:span text:style-name="T2">(16)</text:span><text:span text:style-name="T1"> وَنَجَّيْنَا </text:span><text:span text:style-name="T4">۰</text:span><text:span text:style-name="T1">لذِيــنَ ءَامَنُواْ وَكَانُواْ يَتَّقُونَؐ </text:span><text:span text:style-name="T2">(17)</text:span><text:span text:style-name="T1"> وَيَوْمَ نَحْشُرُ أَعْدَآءَ </text:span><text:span text:style-name="T4">۰</text:span><text:span text:style-name="T1">للَّهِ إِلَي </text:span><text:span text:style-name="T4">۰</text:span><text:span text:style-name="T1">لنّۭارۣ فَهُمْ يُوزَعُونَؐ </text:span><text:span text:style-name="T2">(18)</text:span><text:span text:style-name="T1"> حَتَّيٰٓ إِذَا مَا جَآءُوهَا شَهِدَ عَلَيْهِمْ سَمْعُهُمْ وَأَبْصَـٰرُهُمْ وَجُلُودُهُم بِمَا كَانُواْ يَعْمَلُونَؐ </text:span><text:span text:style-name="T2">(19)</text:span><text:span text:style-name="T1"> وَقَالُواْ لِجُلُودِهِمْ لِمَ شَهِدتُّمْ عَلَيْنَاؐ قَالُوٓاْ أَنطَقَنَا </text:span><text:span text:style-name="T4">۰</text:span><text:span text:style-name="T1">للَّهُ </text:span><text:span text:style-name="T4">۴ﻟ</text:span><text:span text:style-name="T1">ـذِىٓ أَنطَــقَ كُلَّ شَيْءٍؐ وَهُوَ خَلَقَكُمُ; أَوَّلَ مَرَّةٍ وَإِلَيْهِ تُرْجَعُونَؐ </text:span><text:span text:style-name="T2">(20)</text:span><text:span text:style-name="T1"> وَمَا كُنتُمْ تَسْتَتِرُونَ أَنْ يَّشْهَدَ عَلَيْكُمْ سَمْعُكُمْ وَلآَ أَبْصَـٰرُكُمْ وَلاَ جُلُودُكُمْؐ وَچَكِن ظَنَنتُمُ; أَنَّ </text:span><text:span text:style-name="T4">۰</text:span><text:span text:style-name="T1">للَّهَ لاَ يَعْلَمُ كَثِيراً مِّمَّا تَعْمَلُونَؐ </text:span><text:span text:style-name="T2">(21)</text:span></text:p>
      <text:p text:style-name="P3" loext:marker-style-name="T1"/>
      <text:p text:style-name="P4" loext:marker-style-name="T1"><text:span text:style-name="T1">49</text:span></text:p>
      <text:p text:style-name="P2" loext:marker-style-name="T1"><text:span text:style-name="T1">وَذَ؛لِكُمْ ظَنُّكُمُ </text:span><text:span text:style-name="T4">۴ﻟ﮲</text:span><text:span text:style-name="T1"> ظَنَنتُم بِرَبِّكُمُ; أَرْدۭيٰكُمْ فَأَصْبَحْتُم مِّــنَ </text:span><text:span text:style-name="T4">۰</text:span><text:span text:style-name="T1">لْخَـٰسِرۣينَؐ </text:span><text:span text:style-name="T2">(22)</text:span><text:span text:style-name="T1"> فَإِنْ يَّصْبِرُواْ فَالنَّارُ مَثْويً لَّهُمْؐ وَإِنْ يَّسْتَعْتِبُواْ فَمَا هُم مِّــنَ </text:span><text:span text:style-name="T4">۰</text:span><text:span text:style-name="T1">لْمُعْتَبِينَؐ </text:span><text:span text:style-name="T2">(23)</text:span><text:span text:style-name="T1"> © وَقَيَّضْنَا لَهُمْ قُرَنَآءَ فَزَيَّنُواْ لَهُم مَّا بَيْنَ أَيْدِيهِمْ وَمَا خَلْفَهُمْؐ وَحَقَّ عَلَيْهِمُ </text:span><text:span text:style-name="T4">۴</text:span><text:span text:style-name="T1">لْقَوْلُ فِىٓ ٱُمَمٍ قَدْ خَلَتْ مِــن قَـبْلِهِم مِّنَ </text:span><text:span text:style-name="T4">۰</text:span><text:span text:style-name="T1">لْجِنِّ وَالِانسِؐ إِنَّهُمْ كَانُواْ خَـٰسِرۣينَؐ </text:span><text:span text:style-name="T2">(24)</text:span><text:span text:style-name="T1"> وَقَالَ </text:span><text:span text:style-name="T4">۰</text:span><text:span text:style-name="T1">لذِيــنَ كَفَرُواْ لاَ تَسْمَعُواْ لِهَـٰذَا </text:span><text:span text:style-name="T4">۰</text:span><text:span text:style-name="T1">لْقُرْءَانِ وَالْغَوْاْ فِيهِ لَعَلَّكُمْ تَغْلِبُونَؐ </text:span><text:span text:style-name="T2">(25)</text:span><text:span text:style-name="T1"> فَلَنُذِيقَنَّ </text:span><text:span text:style-name="T4">۰</text:span><text:span text:style-name="T1">لذِيــنَ كَفَرُواْ عَذَاباً شَدِيداً وَلَنَجْزۣيَنَّهُمُ; أَسْوَأَ </text:span><text:span text:style-name="T4">۰ﻟ﮲</text:span><text:span text:style-name="T1"> كَانُواْ يَعْمَلُونَؐ </text:span><text:span text:style-name="T2">(26)</text:span><text:span text:style-name="T1"> ذَ؛لِــكَ جَزَآءُ اَ۬عْدَآءِ </text:span><text:span text:style-name="T4">۱</text:span><text:span text:style-name="T1">للَّهِ </text:span><text:span text:style-name="T4">۱</text:span><text:span text:style-name="T1">لنَّارُؐ لَهُمْ فِيهَا دَارُ </text:span><text:span text:style-name="T4">۴</text:span><text:span text:style-name="T1">لْخُلْدِؐ جَزَآءَۢ بِمَا كَانُواْ بِـَٔايَـٰتِنَا يَجْحَدُونَؐ </text:span><text:span text:style-name="T2">(27)</text:span><text:span text:style-name="T1"> وَقَالَ </text:span><text:span text:style-name="T4">۰</text:span><text:span text:style-name="T1">لذِينَ كَفَرُواْ رَبَّنَآ أَرۣنَا </text:span><text:span text:style-name="T4">۰</text:span><text:span text:style-name="T1">لذَيْــنۣ أَضَچَّـنَا مِــنَ </text:span><text:span text:style-name="T4">۰</text:span><text:span text:style-name="T1">لْجِنِّ وَالِانسِ نَجْعَلْهُمَا تَحْتَ أَقْدَامِنَا لِيَكُونَا مِــنَ </text:span><text:span text:style-name="T4">۰</text:span><text:span text:style-name="T1">لاَسْفَلِينَؐ </text:span><text:span text:style-name="T2">(28)</text:span><text:span text:style-name="T1"> إِنَّ </text:span><text:span text:style-name="T4">۰</text:span><text:span text:style-name="T1">لذِيــنَ قَالُواْ رَبُّنَا </text:span><text:span text:style-name="T4">۰</text:span><text:span text:style-name="T1">للَّهُ ثُمَّ "سْتَقَـٰمُواْ تَتَنَزَّلُ عَلَيْهِمُ </text:span><text:span text:style-name="T4">۴</text:span><text:span text:style-name="T1">لْمَلَئِكَةُ أَلاَّ تَخَافُواْ وَلاَ تَحْزَنُواْ وَأَبْشِرُواْ بِالْجَنَّةِ </text:span><text:span text:style-name="T4">۱</text:span><text:span text:style-name="T1">لتِى كُنتُمْ تُوعَدُونَؐ </text:span><text:span text:style-name="T2">(29)</text:span><text:span text:style-name="T1"> نَحْنُ أَوْلِيَآؤُكُمْ فِى </text:span><text:span text:style-name="T4">۱</text:span><text:span text:style-name="T1">لْحَيَوٰةِ </text:span><text:span text:style-name="T4">۱</text:span><text:span text:style-name="T1">لدُّنْيۭا وَفِى </text:span><text:span text:style-name="T4">۱</text:span><text:span text:style-name="T1">لاَخِرَةِؐ وَلَكُمْ فِيهَا</text:span></text:p>
      <text:p text:style-name="P3" loext:marker-style-name="T1"/>
      <text:p text:style-name="P4" loext:marker-style-name="T1"><text:span text:style-name="T1">494</text:span></text:p>
      <text:p text:style-name="P2" loext:marker-style-name="T1"><text:span text:style-name="T1">مَا تَشْتَهِىٓ أَنفُسُكُمْ وَلَكُمْ فِيهَا مَا تَدَّعُونَ </text:span><text:span text:style-name="T2">(30)</text:span><text:span text:style-name="T1"> نُزُلًا مِّنْ غَفُورٍ رَّحِيمٍؐ </text:span><text:span text:style-name="T2">(31)</text:span><text:span text:style-name="T1"> وَمَــنَ اَحْسَنُ قَوْلًا مِّمَّــن دَعَآ إِلَــي </text:span><text:span text:style-name="T4">۰</text:span><text:span text:style-name="T1">للَّهِ وَعَمِلَ صَـٰڤِحاً وَقَالَ إِنَّنِى مِــنَ </text:span><text:span text:style-name="T4">۰</text:span><text:span text:style-name="T1">لْمُسْلِمِينَؐ </text:span><text:span text:style-name="T2">(32)</text:span><text:span text:style-name="T1"> وَلاَ تَسْتَوۣى </text:span><text:span text:style-name="T4">۱</text:span><text:span text:style-name="T1">لْحَسَنَةُ وَلاَ </text:span><text:span text:style-name="T4">۰</text:span><text:span text:style-name="T1">لسَّيِّيؕةُؐ èدْفَعْ بِالتِى هِــيَ أَحْسَنُ فَـإِذَا </text:span><text:span text:style-name="T4">۰ﻟ﮲</text:span><text:span text:style-name="T1"> بَيْنَــكَ وَبَيْنَهُ„ عَدَ؛وَةٌ كَأَنَّهُ„ وَلِــيّﹲ حَمِيمٌؐ </text:span><text:span text:style-name="T2">(33)</text:span><text:span text:style-name="T1"> وَمَا يُلَقّۭيٰهَآ إِلاَّ </text:span><text:span text:style-name="T4">۰</text:span><text:span text:style-name="T1">لذِينَ صَبَرُواْؐ وَمَا يُلَقّۭيٰهَآ إِلاَّ ذُو حَظّٖ عَظِيمٍؐ </text:span><text:span text:style-name="T2">(34)</text:span><text:span text:style-name="T1"> وَإِمَّا يَنزَغَنَّــكَ مِــنَ </text:span><text:span text:style-name="T4">۰</text:span><text:span text:style-name="T1">لشَّيْطَـٰنِ نَزْغٌ فَاسْتَعِذْ بِاللَّهِؐ إِنَّهُ„ هُوَ </text:span><text:span text:style-name="T4">۰</text:span><text:span text:style-name="T1">لسَّمِيعُ </text:span><text:span text:style-name="T4">۴</text:span><text:span text:style-name="T1">لْعَلِيمُؐ </text:span><text:span text:style-name="T2">(35)</text:span><text:span text:style-name="T1"> وَمِــنَ —ايَـٰتِهِ </text:span><text:span text:style-name="T4">۱</text:span><text:span text:style-name="T1">ليْلُ وَالنَّهَارُ وَالشَّمْسُ وَالْقَمَرُؐ لاَ تَسْجُدُواْ لِلشَّمْسِ وَلاَ لِلْقَمَرۣؐ وَاسْجُدُواْ لِلهِ </text:span><text:span text:style-name="T4">۱ﻟ﮲</text:span><text:span text:style-name="T1"> خَلَقَهُنَّ إِن كُنتُمُ; إِيَّاهُ تَعْبُدُونَؐ ¦ </text:span><text:span text:style-name="T2">(36)</text:span><text:span text:style-name="T1"> ® فَإِنِ 'سْتَكْبَرُواْ فَالذِينَ عِندَ رَبِّكَ يُسَبِّحُونَ لَهُ„ بِاليْلِ وَالنَّهۭارۣ وَهُمْ لاَ يَسْـَٔمُونَؐ </text:span><text:span text:style-name="T2">(37)</text:span><text:span text:style-name="T1"> وَمِــنَ —ايَــٰتِهِ“ أَنَّــكَ تَرَي </text:span><text:span text:style-name="T4">۰</text:span><text:span text:style-name="T1">لاَرْضضضَ خَـٰشِعَةً فَإِذَآ أَنزَلْنَا عَلَيْهَا </text:span><text:span text:style-name="T4">۰</text:span><text:span text:style-name="T1">لْمَآءَ "هْتَزَّتْ وَرَبَتِؐ اِنَّ </text:span><text:span text:style-name="T4">۰ﻟ</text:span><text:span text:style-name="T1">ـذِىٓ أَحْيۭاهَا ڤَمُحْــىِ </text:span><text:span text:style-name="T4">۱</text:span><text:span text:style-name="T1">لْمَوْتۭيٰٓؐ إِنَّهُ„ عَلَــيٰ كُــلّۣ شَيْءٍ قَدِير٘ؐ </text:span><text:span text:style-name="T2">(38)</text:span><text:span text:style-name="T1"> اِنَّ </text:span><text:span text:style-name="T4">۰</text:span><text:span text:style-name="T1">لذِيــنَ يُڤْحِدُونَ فِىٓ ءَايَـٰتِنَا لاَ يَخْفَوْنَ عَلَيْنَآؐ أَفَمَنْ يُّلْقۭيٰ فِى </text:span><text:span text:style-name="T4">۱</text:span><text:span text:style-name="T1">لنّۭارۣ خَيْر٘ اَم مَّنْ يَّاتِىٓ ءَامِناً</text:span></text:p>
      <text:p text:style-name="P3" loext:marker-style-name="T1"/>
      <text:p text:style-name="P4" loext:marker-style-name="T1"><text:span text:style-name="T1">495</text:span></text:p>
      <text:p text:style-name="P2" loext:marker-style-name="T1"><text:span text:style-name="T1">يَوْمَ </text:span><text:span text:style-name="T4">۰</text:span><text:span text:style-name="T1">لْقِيَـٰمَةِؐ 'عْمَلُواْ مَا شِيؔتُمُؐ; إِنَّهُ„ بِمَا تَعْمَلُونَ بَصِير٘ؐ </text:span><text:span text:style-name="T2">(39)</text:span><text:span text:style-name="T1"> اِنَّ </text:span><text:span text:style-name="T4">۰</text:span><text:span text:style-name="T1">لذِيــنَ كَفَرُواْ بِالذِّكْرۣ لَمَّا جَآءَهُمْ وَإِنَّهُ„ لَكِتَـٰب٘ عَزۣيزٌ </text:span><text:span text:style-name="T2">(40)</text:span><text:span text:style-name="T1"> لاَّ يَاتِيهِ </text:span><text:span text:style-name="T4">۱</text:span><text:span text:style-name="T1">لْبَـٰطِلُ مِنۢ بَيْـنِ يَدَيْهِ وَلاَ مِــنْ خَلْفِهِؐ” تَنزۣيلٌ مِّنْ حَكِيمٖ حَمِيدٍؐ </text:span><text:span text:style-name="T2">(41)</text:span><text:span text:style-name="T1"> مَّا يُقَالُ لَــكَ إِلاَّ مَا قَدْ قِيلَ لِلرُّسُلِ مِن قَبْلِــكَؐ إِنَّ رَبَّــكَ لَذُو مَغْفِرَةٍ وَذُو عِقَابٖ اَلِيمٍؐ </text:span><text:span text:style-name="T2">(42)</text:span><text:span text:style-name="T1"> وَلَوْ جَعَلْنَـٰهُ قُرْءَاناٗ اَعْجَمِيّاً لَّقَالُواْ لَوْلاَ فُصِّلَتَ —ايَـٰتُهُؐ; ءَآعْجَمِيٌّ وَعَرَبِــيٌّؐ قُلْ هُوَ لِلذِيــنَ ءَامَنُواْ هُديً وَشِفَآءٌؐ وَالذِينَ لاَ يُومِنُونَ فِىٓ ءَاذَانِهِمْ وَقْرٌ وَهُوَ عَلَيْهِمْ عَميٗؐ </text:span><text:span text:style-name="T4">۷</text:span><text:span text:style-name="T1">وْلَئِكَ يُنَادَوْنَ مِــن مَّكَانٙ بَعِيدٍؐ </text:span><text:span text:style-name="T2">(43)</text:span><text:span text:style-name="T1"> وَلَقَدَ —اتَيْنَا مُوسَــي </text:span><text:span text:style-name="T4">۰</text:span><text:span text:style-name="T1">لْكِتَـٰبَ فَاخْتُلِفَ فِيهِؐ وَلَوْلاَ كَلِمَةٌ سَبَقَتْ مِن رَّبِّــكَ لَقُضِيَ بَيْنَهُمْؐ وَإِنَّهُمْ لَفِى شَــكٍّ مِّنْهُ مُرۣيبٍؐ </text:span><text:span text:style-name="T2">(44)</text:span><text:span text:style-name="T1"> مَّــنْ عَمِــلَ صَـٰڤِحاً فَلِنَفْسِهِؐ” وَمَــنَ اَسَآءَ فَعَلَيْهَاؐ وَمَا رَبُّــكَ بِظَچَّمٍ لِّلْعَبِيدِؐ </text:span><text:span text:style-name="T2">(45)</text:span><text:span text:style-name="T1"> ¤ إِلَيْهِ يُرَدُّ عِلْمُ </text:span><text:span text:style-name="T4">۴</text:span><text:span text:style-name="T1">لسَّاعَةِؐ وَمَا تَخْرُجُ مِن ثَمَرَ؛تٍ مِّــنَ اَكْمَامِهَا وَمَا تَحْمِلُ مِنُ </text:span><text:span text:style-name="T4">۷</text:span><text:span text:style-name="T1">نثۭيٰ وَلاَ تَضَعُ إِلاَّ بِعِلْمِهِؐ” وَيَوْمَ يُنَادِيهِمُ; أَيْنَ شُرَكَآءِى قَالُوٓاْ ءَاذَنَّـٰــكَ مَامِنَّا مِــن شَهِيدٍؐ </text:span><text:span text:style-name="T2">(46)</text:span><text:span text:style-name="T1"> وَضَــلَّ عَنْهُم مَّا كَانُواْ</text:span></text:p>
      <text:p text:style-name="P3" loext:marker-style-name="T1"/>
      <text:p text:style-name="P4" loext:marker-style-name="T1"><text:span text:style-name="T1">496</text:span></text:p>
      <text:p text:style-name="P2" loext:marker-style-name="T1"><text:span text:style-name="T1">يَدْعُونَ مِــن قَبْلُ وَظَنُّواْؐ مَا لَهُم مِّن مَّحِيصٍؐ </text:span><text:span text:style-name="T2">(47)</text:span><text:span text:style-name="T1"> لاَّ يَسْـَٔمُ </text:span><text:span text:style-name="T4">۴</text:span><text:span text:style-name="T1">لِانسَـٰنُ مِن دُعَآءِ </text:span><text:span text:style-name="T4">۱</text:span><text:span text:style-name="T1">لْخَيْرۣؐ وَإِن مَّسَّهُ </text:span><text:span text:style-name="T4">۴</text:span><text:span text:style-name="T1">لشَّرُّ فَيَـُٔوسسسٌ قَنُوطٌؐ </text:span><text:span text:style-name="T2">(48)</text:span><text:span text:style-name="T1"> وَلَـئِــنَ اَذَقْنَـٰهُ رَحْمَةً مِّنَّا مِـنۢ بَعْدِ ضَرَّآءَ مَسَّتْهُ لَيَقُولَنَّ هَـٰذَا لِى وَمَآ أَظُــنُّ </text:span><text:span text:style-name="T4">۴</text:span><text:span text:style-name="T1">لسَّاعَةَ قَآئِمَةً وَلَئِن رُّجِعْتُ إِلَيٰ رَبِّيَ إِنَّ لِى عِندَهُ„ ڤَڤْحُسْنۭـيٰؐ فَلَنُنَبِّيؕــنَّ </text:span><text:span text:style-name="T4">۰</text:span><text:span text:style-name="T1">لذِيــنَ كَفَرُواْ بِمَا عَمِلُواْ وَلَنُذِيقَنَّهُم مِّــنْ عَذَابٖ غَلِيظٍؐ </text:span><text:span text:style-name="T2">(49)</text:span><text:span text:style-name="T1"> وَإِذَآ أَنْعَمْنَا عَلَي </text:span><text:span text:style-name="T4">۰</text:span><text:span text:style-name="T1">لِانسَـٰــنۣ أَعْرَضَ وَنَـۭٔا بِجَانِبِهِؐ” وَإِذَا مَسَّهُ </text:span><text:span text:style-name="T4">۴</text:span><text:span text:style-name="T1">لشَّرُّ فَذُو دُعَآءٖ عَرۣيضٍؐ </text:span><text:span text:style-name="T2">(50)</text:span><text:span text:style-name="T1"> قُلَ اَرَ×يْتُمُ; إِن كَانَ مِنْ عِندِ </text:span><text:span text:style-name="T4">۱</text:span><text:span text:style-name="T1">للَّهِ ثُمَّ كَفَرْتُم بِهِ” مَــنَ اَضَـلُّ مِمَّنْ هُوَ فِى شِقَاقٙ بَعِيدٍؐ </text:span><text:span text:style-name="T2">(51)</text:span><text:span text:style-name="T1"> سَنُرۣيهِمُ; ءَايَـٰتِنَا فِى </text:span><text:span text:style-name="T4">۱</text:span><text:span text:style-name="T1">لاَفَاقِ وَفِىٓ أَنفُسِهِمْ حَتَّـيٰ يَتَبَيَّــنَ لَهُمُ; أَنَّهُ </text:span><text:span text:style-name="T4">۴</text:span><text:span text:style-name="T1">لْحَقُّؐ أَوَلَمْ يَكْفِ بِرَبِّكَ أَنَّهُ„ عَلَــيٰ كُـلِّ شَيْءٍ شَهِيد٘ؐ </text:span><text:span text:style-name="T2">(52)</text:span><text:span text:style-name="T1"> اَلٓاَ إِنَّهُمْ فِى مِرْيَةٍ مِّن لِّقَآءِ رَبِّهِمُؐ; أَلآَ إِنَّهُ„ بِكُـلِّ شَيْءٍ مُّحِيط٘ </text:span><text:span text:style-name="T2">(53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05:24.949816033</meta:creation-date>
    <dc:date>2025-03-03T14:05:35.290957852</dc:date>
    <meta:editing-duration>PT12S</meta:editing-duration>
    <meta:editing-cycles>1</meta:editing-cycles>
    <meta:document-statistic meta:table-count="0" meta:image-count="0" meta:object-count="0" meta:page-count="7" meta:paragraph-count="14" meta:word-count="864" meta:character-count="4690" meta:non-whitespace-character-count="3840"/>
    <meta:generator>LibreOffice/24.8.2.1$Linux_X86_64 LibreOffice_project/0f794b6e29741098670a3b95d60478a65d05ef13</meta:generator>
  </office:meta>
</office:document-meta>
</file>